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YACgEcUZ6Q0 0" svg:font-family="'YACgEcUZ6Q0 0', fb, auto"/>
  </office:font-face-decls>
  <office:automatic-styles>
    <style:style style:name="P1" style:family="paragraph" style:parent-style-name="Standard">
      <style:text-properties officeooo:rsid="00165cbe" officeooo:paragraph-rsid="00165cbe"/>
    </style:style>
    <style:style style:name="P2" style:family="paragraph" style:parent-style-name="Standard">
      <style:text-properties officeooo:paragraph-rsid="00165cbe"/>
    </style:style>
    <style:style style:name="P3" style:family="paragraph" style:parent-style-name="Standard">
      <style:text-properties officeooo:paragraph-rsid="00175140"/>
    </style:style>
    <style:style style:name="P4" style:family="paragraph" style:parent-style-name="Standard">
      <style:text-properties officeooo:rsid="0017e16f" officeooo:paragraph-rsid="0017e16f"/>
    </style:style>
    <style:style style:name="P5" style:family="paragraph" style:parent-style-name="Standard">
      <style:text-properties officeooo:paragraph-rsid="00188def"/>
    </style:style>
    <style:style style:name="T1" style:family="text">
      <style:text-properties officeooo:rsid="00165cbe"/>
    </style:style>
    <style:style style:name="T2" style:family="text">
      <style:text-properties fo:font-variant="normal" fo:text-transform="none" fo:color="#d1d5db" loext:opacity="100%" style:font-name="S hne" fo:font-size="9.60000038146973pt" fo:letter-spacing="normal" fo:font-style="normal" fo:font-weight="normal"/>
    </style:style>
    <style:style style:name="T3" style:family="text">
      <style:text-properties officeooo:rsid="00175140"/>
    </style:style>
    <style:style style:name="T4" style:family="text">
      <style:text-properties officeooo:rsid="0017e16f"/>
    </style:style>
    <style:style style:name="T5" style:family="text">
      <style:text-properties officeooo:rsid="00188d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a: Kemily Cristina Schmidt de Oliveira-i4.</text:p>
      <text:p text:style-name="P1"/>
      <text:p text:style-name="P2"><text:span text:style-name="T1">1.</text:span>O paradigma de orientação a objetos é um modelo de programação que arquitetura e estrutura <text:s/>o código em objetos, que possuem atributos e métodos. </text:p>
      <text:p text:style-name="P1"/>
      <text:p text:style-name="P3"><text:span text:style-name="T1">2.</text:span>Uma classe é um modelo que define atributos e métodos. Um objeto é uma instância específica de uma classe criada a partir desse modelo.</text:p>
      <text:p text:style-name="P3"/>
      <text:p text:style-name="Standard"><text:span text:style-name="T3">3.</text:span> <text:span text:style-name="T3">É</text:span> criar uma instância da classe que possui seus próprios valores para os atributos e pode chamar seus próprios métodos.</text:p>
      <text:p text:style-name="Standard"/>
      <text:p text:style-name="Standard"><text:span text:style-name="T3">4. </text:span>Sim, o paradigma de orientação a objetos pode ser utilizado em outras linguagens de programação, <text:span text:style-name="T4">como </text:span>aquelas que foram projetadas especificamente para suportá-lo. <text:span text:style-name="T4">Um exemplo disso além da linguagem</text:span> Java <text:span text:style-name="T4">é a linguagem</text:span> Python, têm suporte nativo para orientação a objetos, mas outras linguagens podem ter implementações diferentes ou limitadas desse paradigma.</text:p>
      <text:p text:style-name="Standard"/>
      <text:p text:style-name="Standard"><text:span text:style-name="T4">5. </text:span>Multiparadigma significa que uma linguagem de programação suporta mais de um paradigma de programação, permitindo que os programadores escolham diferentes abordagens para <text:span text:style-name="T4">determinado</text:span> projeto.</text:p>
      <text:p text:style-name="Standard"/>
      <text:p text:style-name="P4">6.<text:span text:style-name="T5">Atributos são as variáveis de uma classe.</text:span></text:p>
      <text:p text:style-name="P4"/>
      <text:p text:style-name="Standard"><text:span text:style-name="T5">7. Nos atributos existem os modificadores de acesso que </text:span>defin<text:span text:style-name="T5">i </text:span>quem pode acessar ou modificar os dados de uma classe, <text:span text:style-name="T5">além de ser explicitamente descritos.</text:span></text:p>
      <text:p text:style-name="Standard"/>
      <text:p text:style-name="P5"><text:span text:style-name="T5">8. </text:span><text:span text:style-name="T2">"</text:span>Hardcoding é o ato de escrever valores ou informações diretamente no código-fonte de um programa, em vez de definir esses valores como variáveis ou constantes que podem ser facilmente modificadas. Essa prática é considerada ruim, pois torna o código mais rígido e difícil de manter, além de dificultar a reutilização do código em outros projeto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YACgEcUZ6Q0 0" svg:font-family="'YACgEcUZ6Q0 0', fb, au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1T21:57:12.643000000</meta:creation-date>
    <dc:date>2023-04-11T22:40:47.240000000</dc:date>
    <meta:editing-duration>PT2M39S</meta:editing-duration>
    <meta:editing-cycles>1</meta:editing-cycles>
    <meta:document-statistic meta:table-count="0" meta:image-count="0" meta:object-count="0" meta:page-count="1" meta:paragraph-count="9" meta:word-count="241" meta:character-count="1558" meta:non-whitespace-character-count="1323"/>
    <meta:generator>LibreOffice/7.2.2.2$Windows_X86_64 LibreOffice_project/02b2acce88a210515b4a5bb2e46cbfb63fe97d56</meta:generator>
  </office:meta>
</office:document-meta>
</file>